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30"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master-page-name="">
      <style:table-properties style:width="16.999cm" style:page-number="0"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master-page-name="">
      <style:table-properties style:width="16.999cm" style:page-number="0"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Code" style:master-page-name="">
      <style:paragraph-properties style:page-number="auto"/>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start" style:justify-single-word="false"/>
      <style:text-properties fo:font-style="normal" style:font-style-asian="normal" style:font-style-complex="normal"/>
    </style:style>
    <style:style style:name="P23" style:family="paragraph" style:parent-style-name="Table">
      <style:paragraph-properties fo:text-align="center" style:justify-single-word="false"/>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font-style="normal" style:font-style-asian="normal" style:font-style-complex="normal"/>
    </style:style>
    <style:style style:name="P41" style:family="paragraph" style:parent-style-name="Text_20_body">
      <style:text-properties style:font-name="Times New Roman1" fo:font-style="normal" fo:font-weight="normal"/>
    </style:style>
    <style:style style:name="P42" style:family="paragraph" style:parent-style-name="Text_20_body">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fo:font-weight="normal" style:font-weight-asian="normal" style:font-weight-complex="normal"/>
    </style:style>
    <style:style style:name="P50" style:family="paragraph" style:parent-style-name="Code">
      <style:text-properties fo:background-color="transparent"/>
    </style:style>
    <style:style style:name="P51" style:family="paragraph" style:parent-style-name="Code">
      <style:text-properties style:font-name="Courier 10 Pitch1"/>
    </style:style>
    <style:style style:name="P52" style:family="paragraph" style:parent-style-name="Code">
      <style:text-properties style:font-name="Courier 10 Pitch1" fo:font-style="normal" fo:font-weight="normal"/>
    </style:style>
    <style:style style:name="P53" style:family="paragraph" style:parent-style-name="Code">
      <style:text-properties fo:font-variant="normal" fo:text-transform="none" fo:color="#000000" style:font-name="Courier 10 Pitch1" fo:letter-spacing="normal" fo:font-style="normal" fo:font-weight="normal"/>
    </style:style>
    <style:style style:name="P54" style:family="paragraph" style:parent-style-name="Preformatted_20_Text">
      <style:paragraph-properties fo:margin-top="0cm" fo:margin-bottom="0.499cm"/>
    </style:style>
    <style:style style:name="P55"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6" style:family="paragraph" style:parent-style-name="Standard">
      <style:text-properties fo:background-color="transparent"/>
    </style:style>
    <style:style style:name="P57" style:family="paragraph" style:parent-style-name="Standard">
      <style:text-properties fo:font-weight="normal" style:font-weight-asian="normal" style:font-weight-complex="normal"/>
    </style:style>
    <style:style style:name="P58" style:family="paragraph" style:parent-style-name="Code">
      <style:paragraph-properties style:shadow="none"/>
    </style:style>
    <style:style style:name="P59" style:family="paragraph" style:parent-style-name="Code">
      <style:paragraph-properties style:shadow="none" fo:keep-with-next="always"/>
    </style:style>
    <style:style style:name="P60"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61" style:family="paragraph" style:parent-style-name="Text_20_body">
      <style:paragraph-properties fo:background-color="transparent">
        <style:background-image/>
      </style:paragraph-properties>
      <style:text-properties fo:background-color="transparent"/>
    </style:style>
    <style:style style:name="P6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3" style:family="paragraph" style:parent-style-name="Text_20_body">
      <style:paragraph-properties fo:break-before="page"/>
      <style:text-properties fo:font-weight="bold" style:font-weight-asian="bold" style:font-weight-complex="bold"/>
    </style:style>
    <style:style style:name="P64" style:family="paragraph" style:parent-style-name="Heading_20_1" style:master-page-name="">
      <style:paragraph-properties style:page-number="auto" fo:break-before="page"/>
    </style:style>
    <style:style style:name="P65" style:family="paragraph" style:parent-style-name="Table_20_Contents" style:list-style-name="L10"/>
    <style:style style:name="P66" style:family="paragraph" style:parent-style-name="Table_20_Contents" style:list-style-name="L14">
      <style:text-properties fo:background-color="transparent"/>
    </style:style>
    <style:style style:name="P67" style:family="paragraph" style:parent-style-name="Contents_20_1">
      <style:paragraph-properties>
        <style:tab-stops>
          <style:tab-stop style:position="16.999cm" style:type="right" style:leader-style="dotted" style:leader-text="."/>
        </style:tab-stops>
      </style:paragraph-properties>
    </style:style>
    <style:style style:name="P68" style:family="paragraph" style:parent-style-name="Standard" style:list-style-name="L35"/>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2">
      <style:text-properties fo:font-weight="bold" style:font-weight-asian="bold" style:font-weight-complex="bold"/>
    </style:style>
    <style:style style:name="P72" style:family="paragraph" style:parent-style-name="Text_20_body" style:list-style-name="L3">
      <style:text-properties fo:font-weight="bold" style:font-weight-asian="bold" style:font-weight-complex="bold"/>
    </style:style>
    <style:style style:name="P73" style:family="paragraph" style:parent-style-name="Text_20_body" style:list-style-name="L2">
      <style:text-properties fo:font-weight="normal" style:font-weight-asian="normal" style:font-weight-complex="normal"/>
    </style:style>
    <style:style style:name="P74" style:family="paragraph" style:parent-style-name="Text_20_body" style:list-style-name="L23">
      <style:text-properties fo:font-weight="normal" style:font-weight-asian="normal" style:font-weight-complex="normal"/>
    </style:style>
    <style:style style:name="P75" style:family="paragraph" style:parent-style-name="Text_20_body" style:list-style-name="L34">
      <style:text-properties fo:font-weight="normal" style:font-weight-asian="normal" style:font-weight-complex="normal"/>
    </style:style>
    <style:style style:name="P76" style:family="paragraph" style:parent-style-name="Text_20_body" style:list-style-name="L35">
      <style:text-properties fo:font-weight="normal" style:font-weight-asian="normal" style:font-weight-complex="normal"/>
    </style:style>
    <style:style style:name="P77" style:family="paragraph" style:parent-style-name="Text_20_body" style:list-style-name="L38">
      <style:text-properties fo:font-weight="normal" style:font-weight-asian="normal" style:font-weight-complex="normal"/>
    </style:style>
    <style:style style:name="P78" style:family="paragraph" style:parent-style-name="Text_20_body" style:list-style-name="L40">
      <style:text-properties fo:font-weight="normal" style:font-weight-asian="normal" style:font-weight-complex="normal"/>
    </style:style>
    <style:style style:name="P79" style:family="paragraph" style:parent-style-name="Text_20_body" style:list-style-name="L4"/>
    <style:style style:name="P80" style:family="paragraph" style:parent-style-name="Text_20_body" style:list-style-name="L5"/>
    <style:style style:name="P81" style:family="paragraph" style:parent-style-name="Text_20_body" style:list-style-name="L6"/>
    <style:style style:name="P82" style:family="paragraph" style:parent-style-name="Text_20_body" style:list-style-name="L7"/>
    <style:style style:name="P83" style:family="paragraph" style:parent-style-name="Text_20_body" style:list-style-name="L8"/>
    <style:style style:name="P84" style:family="paragraph" style:parent-style-name="Text_20_body" style:list-style-name="L9"/>
    <style:style style:name="P85" style:family="paragraph" style:parent-style-name="Text_20_body" style:list-style-name="L11"/>
    <style:style style:name="P86" style:family="paragraph" style:parent-style-name="Text_20_body" style:list-style-name="L12"/>
    <style:style style:name="P87" style:family="paragraph" style:parent-style-name="Text_20_body" style:list-style-name="L13"/>
    <style:style style:name="P88" style:family="paragraph" style:parent-style-name="Text_20_body" style:list-style-name="L15"/>
    <style:style style:name="P89" style:family="paragraph" style:parent-style-name="Text_20_body" style:list-style-name="L16"/>
    <style:style style:name="P90" style:family="paragraph" style:parent-style-name="Text_20_body" style:list-style-name="L17"/>
    <style:style style:name="P91" style:family="paragraph" style:parent-style-name="Text_20_body" style:list-style-name="L18"/>
    <style:style style:name="P92" style:family="paragraph" style:parent-style-name="Text_20_body" style:list-style-name="L19"/>
    <style:style style:name="P93" style:family="paragraph" style:parent-style-name="Text_20_body" style:list-style-name="L21"/>
    <style:style style:name="P94" style:family="paragraph" style:parent-style-name="Text_20_body" style:list-style-name="L22"/>
    <style:style style:name="P95" style:family="paragraph" style:parent-style-name="Text_20_body" style:list-style-name="L24"/>
    <style:style style:name="P96" style:family="paragraph" style:parent-style-name="Text_20_body" style:list-style-name="L25"/>
    <style:style style:name="P97" style:family="paragraph" style:parent-style-name="Text_20_body" style:list-style-name="L26"/>
    <style:style style:name="P98" style:family="paragraph" style:parent-style-name="Text_20_body" style:list-style-name="L27"/>
    <style:style style:name="P99" style:family="paragraph" style:parent-style-name="Text_20_body" style:list-style-name="L28"/>
    <style:style style:name="P100" style:family="paragraph" style:parent-style-name="Text_20_body" style:list-style-name="L29"/>
    <style:style style:name="P101" style:family="paragraph" style:parent-style-name="Text_20_body" style:list-style-name="L30"/>
    <style:style style:name="P102" style:family="paragraph" style:parent-style-name="Text_20_body" style:list-style-name="L31"/>
    <style:style style:name="P103" style:family="paragraph" style:parent-style-name="Text_20_body" style:list-style-name="L32"/>
    <style:style style:name="P104" style:family="paragraph" style:parent-style-name="Text_20_body" style:list-style-name="L33">
      <style:paragraph-properties fo:text-align="start" style:justify-single-word="false"/>
    </style:style>
    <style:style style:name="P105" style:family="paragraph" style:parent-style-name="Text_20_body" style:list-style-name="L34"/>
    <style:style style:name="P106" style:family="paragraph" style:parent-style-name="Text_20_body" style:list-style-name="L36"/>
    <style:style style:name="P107" style:family="paragraph" style:parent-style-name="Text_20_body" style:list-style-name="L37"/>
    <style:style style:name="P108" style:family="paragraph" style:parent-style-name="Text_20_body" style:list-style-name="L39"/>
    <style:style style:name="P109" style:family="paragraph" style:parent-style-name="Text_20_body" style:list-style-name="L13" style:master-page-name="">
      <style:paragraph-properties fo:margin-top="0cm" fo:margin-bottom="0cm" style:page-number="auto"/>
    </style:style>
    <style:style style:name="P110" style:family="paragraph" style:parent-style-name="Text_20_body" style:list-style-name="L15" style:master-page-name="">
      <style:paragraph-properties fo:margin-top="0cm" fo:margin-bottom="0cm" style:page-number="auto"/>
    </style:style>
    <style:style style:name="P111" style:family="paragraph" style:parent-style-name="Text_20_body" style:list-style-name="L25" style:master-page-name="">
      <style:paragraph-properties fo:margin-top="0cm" fo:margin-bottom="0cm" style:page-number="auto"/>
    </style:style>
    <style:style style:name="P112" style:family="paragraph" style:parent-style-name="Text_20_body" style:list-style-name="L30" style:master-page-name="">
      <style:paragraph-properties fo:margin-top="0cm" fo:margin-bottom="0cm" style:page-number="auto"/>
    </style:style>
    <style:style style:name="P113" style:family="paragraph" style:parent-style-name="Text_20_body" style:list-style-name="L13">
      <style:paragraph-properties fo:margin-top="0cm" fo:margin-bottom="0cm"/>
    </style:style>
    <style:style style:name="P114" style:family="paragraph" style:parent-style-name="Text_20_body" style:list-style-name="L15">
      <style:paragraph-properties fo:margin-top="0cm" fo:margin-bottom="0cm"/>
    </style:style>
    <style:style style:name="P115" style:family="paragraph" style:parent-style-name="Text_20_body" style:list-style-name="L16">
      <style:paragraph-properties fo:margin-top="0cm" fo:margin-bottom="0cm"/>
    </style:style>
    <style:style style:name="P116" style:family="paragraph" style:parent-style-name="Text_20_body" style:list-style-name="L18">
      <style:paragraph-properties fo:margin-top="0cm" fo:margin-bottom="0cm"/>
    </style:style>
    <style:style style:name="P117" style:family="paragraph" style:parent-style-name="Text_20_body" style:list-style-name="L20">
      <style:paragraph-properties fo:margin-top="0cm" fo:margin-bottom="0cm"/>
    </style:style>
    <style:style style:name="P118" style:family="paragraph" style:parent-style-name="Text_20_body" style:list-style-name="L25">
      <style:paragraph-properties fo:margin-top="0cm" fo:margin-bottom="0cm"/>
    </style:style>
    <style:style style:name="P119" style:family="paragraph" style:parent-style-name="Text_20_body" style:list-style-name="L28">
      <style:paragraph-properties fo:margin-top="0cm" fo:margin-bottom="0cm"/>
    </style:style>
    <style:style style:name="P120" style:family="paragraph" style:parent-style-name="Text_20_body" style:list-style-name="L30">
      <style:paragraph-properties fo:margin-top="0cm" fo:margin-bottom="0cm"/>
    </style:style>
    <style:style style:name="P121" style:family="paragraph" style:parent-style-name="Text_20_body" style:list-style-name="L34">
      <style:paragraph-properties fo:margin-top="0cm" fo:margin-bottom="0cm"/>
    </style:style>
    <style:style style:name="P122" style:family="paragraph" style:parent-style-name="Text_20_body" style:list-style-name="L34">
      <style:paragraph-properties fo:margin-top="0cm" fo:margin-bottom="0cm"/>
      <style:text-properties fo:font-weight="normal" style:font-weight-asian="normal" style:font-weight-complex="normal"/>
    </style:style>
    <style:style style:name="P123" style:family="paragraph" style:parent-style-name="Text_20_body" style:list-style-name="L33">
      <style:paragraph-properties fo:margin-top="0cm" fo:margin-bottom="0cm" fo:text-align="start" style:justify-single-word="false" style:shadow="none"/>
    </style:style>
    <style:style style:name="P124" style:family="paragraph" style:parent-style-name="Text_20_body" style:list-style-name="L15" style:master-page-name="">
      <style:paragraph-properties style:page-number="auto"/>
    </style:style>
    <style:style style:name="P125"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7"><text:s/>1 Introduction<text:tab/>5</text:p>
          <text:p text:style-name="P67"><text:s/>2 Licence<text:tab/>6</text:p>
          <text:p text:style-name="P125"><text:s/>2.1 GNU Lesser General Public License<text:tab/>6</text:p>
          <text:p text:style-name="P125"><text:s/>2.2 Clarification of Intentions<text:tab/>6</text:p>
          <text:p text:style-name="P125"><text:s/>2.3 Jarvis Tracker Icons<text:tab/>6</text:p>
          <text:p text:style-name="P67"><text:s/>3 Installation<text:tab/>7</text:p>
          <text:p text:style-name="P125"><text:s/>3.1 Unpacking<text:tab/>7</text:p>
          <text:p text:style-name="P125"><text:s/>3.2 Install Additional Perl Modules<text:tab/>7</text:p>
          <text:p text:style-name="P125"><text:s/>3.3 Apache2 Configuration – Without mod_perl<text:tab/>8</text:p>
          <text:p text:style-name="P125"><text:s/>3.4 Apache2 Configuration – With mod_perl<text:tab/>8</text:p>
          <text:p text:style-name="P125"><text:s/>3.5 Relocating Jarvis<text:tab/>9</text:p>
          <text:p text:style-name="P125"><text:s/>3.6 Test<text:tab/>10</text:p>
          <text:p text:style-name="P67"><text:s/>4 Application Configuration File<text:tab/>11</text:p>
          <text:p text:style-name="P125"><text:s/>4.1 Introduction<text:tab/>11</text:p>
          <text:p text:style-name="P125"><text:s/>4.2 List of Parameters<text:tab/>12</text:p>
          <text:p text:style-name="P125"><text:s/>4.3 Configuration Parameter Details<text:tab/>14</text:p>
          <text:p text:style-name="P67"><text:s/>5 Login Module Configuration<text:tab/>21</text:p>
          <text:p text:style-name="P125"><text:s/>5.1 Standard Modules<text:tab/>21</text:p>
          <text:p text:style-name="P125"><text:s/>5.2 Active Directory Login<text:tab/>21</text:p>
          <text:p text:style-name="P125"><text:s/>5.3 Basic Auth Login<text:tab/>22</text:p>
          <text:p text:style-name="P125"><text:s/>5.4 Database Login<text:tab/>23</text:p>
          <text:p text:style-name="P125"><text:s/>5.5 Adempiere Login<text:tab/>24</text:p>
          <text:p text:style-name="P125"><text:s/>5.6 Drupal6 Login<text:tab/>25</text:p>
          <text:p text:style-name="P125"><text:s/>5.7 None Login<text:tab/>27</text:p>
          <text:p text:style-name="P125"><text:s/>5.8 Single Login<text:tab/>27</text:p>
          <text:p text:style-name="P67"><text:s/>6 Special Datasets &amp; Jarvis Login<text:tab/>29</text:p>
          <text:p text:style-name="P125"><text:s/>6.1 Jarvis URLs<text:tab/>29</text:p>
          <text:p text:style-name="P125"><text:s/>6.2 The __status Dataset<text:tab/>29</text:p>
          <text:p text:style-name="P125"><text:s/>6.3 The __habitat Dataset<text:tab/>30</text:p>
          <text:p text:style-name="P125"><text:s/>6.4 The __logout Dataset<text:tab/>31</text:p>
          <text:p text:style-name="P125"><text:s/>6.5 Logging-In to Jarvis<text:tab/>31</text:p>
          <text:p text:style-name="P125"><text:s/>6.6 Jarvis Error Responses<text:tab/>31</text:p>
          <text:p text:style-name="P67"><text:s/>7 Fetching Datasets<text:tab/>33</text:p>
          <text:p text:style-name="P125"><text:s/>7.1 Data Fetch Response Format<text:tab/>33</text:p>
          <text:p text:style-name="P125"><text:s/>7.2 Dataset Definition<text:tab/>34</text:p>
          <text:p text:style-name="P125"><text:s/>7.3 Dataset Bind Parameters<text:tab/>36</text:p>
          <text:p text:style-name="P125"><text:s/>7.4 Secure Dataset Bind Parameters<text:tab/>37</text:p>
          <text:p text:style-name="P125"><text:s/>7.5 Textual Substitution Dataset Parameters<text:tab/>38</text:p>
          <text:p text:style-name="P67"><text:s/>8 Storing Datasets<text:tab/>40</text:p>
          <text:p text:style-name="P125"><text:s/>8.1 Modifying Datasets – Single Modification<text:tab/>40</text:p>
          <text:p text:style-name="P125"><text:s/>8.2 Modifying Datasets – Array of Modifications<text:tab/>42</text:p>
          <text:p text:style-name="P125"><text:s/>8.3 Modifying Datasets – Array of Mixed Modifications<text:tab/>44</text:p>
          <text:p text:style-name="P125"><text:s/>8.4 Before &amp; After Statements<text:tab/>44</text:p>
          <text:p text:style-name="P125"><text:s/>8.5 Transaction and Rollback<text:tab/>44</text:p>
          <text:p text:style-name="P67"><text:soft-page-break/><text:s/>9 Dataset Transformations<text:tab/>46</text:p>
          <text:p text:style-name="P125"><text:s/>9.1 Introduction<text:tab/>46</text:p>
          <text:p text:style-name="P67"><text:s/>10 Fetching Multiple Datasets in One Request<text:tab/>47</text:p>
          <text:p text:style-name="P125"><text:s/>10.1 Introduction<text:tab/>47</text:p>
          <text:p text:style-name="P125"><text:s/>10.2 JSON Multi-Dataset Result Structure<text:tab/>47</text:p>
          <text:p text:style-name="P125"><text:s/>10.3 XML Multi-Dataset Result Structure<text:tab/>48</text:p>
          <text:p text:style-name="P67"><text:s/>11 Exec Datasets<text:tab/>49</text:p>
          <text:p text:style-name="P125"><text:s/>11.1 Introduction<text:tab/>49</text:p>
          <text:p text:style-name="P125"><text:s/>11.2 Configuration<text:tab/>49</text:p>
          <text:p text:style-name="P125"><text:s/>11.3 Output Return Mechanism<text:tab/>52</text:p>
          <text:p text:style-name="P125"><text:s/>11.4 A Simple Example<text:tab/>53</text:p>
          <text:p text:style-name="P125"><text:s/>11.5 Environment Variables<text:tab/>53</text:p>
          <text:p text:style-name="P125"><text:s/>11.6 Command Line Parameters<text:tab/>53</text:p>
          <text:p text:style-name="P125"><text:s/>11.7 Output &amp; Headers<text:tab/>53</text:p>
          <text:p text:style-name="P67"><text:s/>12 Plugin Datasets<text:tab/>55</text:p>
          <text:p text:style-name="P125"><text:s/>12.1 Introduction<text:tab/>55</text:p>
          <text:p text:style-name="P125"><text:s/>12.2 Configuration<text:tab/>55</text:p>
          <text:p text:style-name="P125"><text:s/>12.3 Example Plugin<text:tab/>56</text:p>
          <text:p text:style-name="P125"><text:s/>12.4 Output &amp; Headers<text:tab/>57</text:p>
          <text:p text:style-name="P125"><text:s/>12.5 Exception Handling<text:tab/>57</text:p>
          <text:p text:style-name="P67"><text:s/>13 Hook Modules<text:tab/>58</text:p>
          <text:p text:style-name="P125"><text:s/>13.1 Introduction<text:tab/>58</text:p>
          <text:p text:style-name="P125"><text:s/>13.2 Configuration<text:tab/>62</text:p>
          <text:p text:style-name="P125"><text:s/>13.3 Standard Hook Template<text:tab/>63</text:p>
          <text:p text:style-name="P67"><text:s/>14 Performance Notes<text:tab/>64</text:p>
          <text:p text:style-name="P125"><text:s/>14.1 How Fast is Jarvis?<text:tab/>64</text:p>
          <text:p text:style-name="P67"><text:s/>15 Tracking Application<text:tab/>65</text:p>
          <text:p text:style-name="P125"><text:s/>15.1 Tracking Requests &amp; Errors<text:tab/>65</text:p>
          <text:p text:style-name="P125"><text:s/>15.2 The Tracker Database File<text:tab/>65</text:p>
          <text:p text:style-name="P125"><text:s/>15.3 The Tracker Display Application<text:tab/>65</text:p>
          <text:p text:style-name="P67"><text:s/>16 Demo Application<text:tab/>69</text:p>
          <text:p text:style-name="P125"><text:s/>16.1 Introduction<text:tab/>69</text:p>
          <text:p text:style-name="P125"><text:s/>16.2 Complete Basic Jarvis Configuration<text:tab/>69</text:p>
          <text:p text:style-name="P125"><text:s/>16.3 The Demo Database File<text:tab/>69</text:p>
          <text:p text:style-name="P125"><text:s/>16.4 Configure Demo Web-Service<text:tab/>69</text:p>
        </text:index-body>
      </text:table-of-content>
      <text:p text:style-name="P10"/>
      <text:p text:style-name="P60"/>
      <text:p text:style-name="P63">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string">
            <text:p text:style-name="Table_20_Contents">2.0.0</text:p>
          </table:table-cell>
          <table:table-cell table:style-name="Table18.B2" office:value-type="date" office:date-value="2009-12-14">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B2" office:value-type="date" office:date-value="2009-12-15">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B2" office:value-type="date" office:date-value="2009-12-16">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B2" office:value-type="date" office:date-value="2009-12-24">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B2" office:value-type="date" office:date-value="2010-01-12">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B2" office:value-type="date" office:date-value="2010-01-12">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B2" office:value-type="date" office:date-value="2010-02-01">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B2" office:value-type="date" office:date-value="2010-03-01">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B2" office:value-type="date" office:date-value="2010-04-13">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B2" office:value-type="date" office:date-value="2010-04-14">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B2" office:value-type="date" office:date-value="2010-04-29">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B2" office:value-type="date" office:date-value="2010-04-30">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B2" office:value-type="date" office:date-value="2010-05-03">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30"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30"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30" office:value-type="float" office:value="0">
            <text:p text:style-name="Table_20_Contents">4.0.4</text:p>
          </table:table-cell>
          <table:table-cell table:style-name="Table18.B2" office:value-type="date" office:date-value="2010-02-03">
            <text:p text:style-name="Table_20_Contents">3-Feb-2010</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2042948739" text:style-name="L1">
        <text:list-item>
          <text:p text:style-name="P69">Rich Internet Application. <text:s/>Ajax (XML or JSON) requests and responses.</text:p>
        </text:list-item>
        <text:list-item>
          <text:p text:style-name="P69">JARVIS</text:p>
        </text:list-item>
        <text:list-item>
          <text:p text:style-name="P69">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22129908" text:style-name="L2">
        <text:list-item>
          <text:p text:style-name="P71">Secure: </text:p>
          <text:list>
            <text:list-item>
              <text:p text:style-name="P70">Jarvis can run over https. <text:s/></text:p>
            </text:list-item>
            <text:list-item>
              <text:p text:style-name="P70">Jarvis uses single-login and CGI cookies to maintain authenticated sessions. <text:s/></text:p>
            </text:list-item>
            <text:list-item>
              <text:p text:style-name="P70">Jarvis uses parameterized statements to prevent against SQL injection. </text:p>
            </text:list-item>
            <text:list-item>
              <text:p text:style-name="P70">Jarvis provides group-based access control.</text:p>
            </text:list-item>
          </text:list>
        </text:list-item>
        <text:list-item>
          <text:p text:style-name="P71">Extensible:</text:p>
          <text:list>
            <text:list-item>
              <text:p text:style-name="P73">Jarvis provides independent “datasets”, defined as simple XML files containing SQL.</text:p>
            </text:list-item>
            <text:list-item>
              <text:p text:style-name="P73">Jarvis provides configurable “exec” extensions (e.g. running Jasper reports).</text:p>
            </text:list-item>
            <text:list-item>
              <text:p text:style-name="P73">Jarvis provides a “plugin” mechanism for adding custom Perl modules.</text:p>
            </text:list-item>
          </text:list>
        </text:list-item>
        <text:list-item>
          <text:p text:style-name="P71">Standards-Based:</text:p>
          <text:list>
            <text:list-item>
              <text:p text:style-name="P73">Jarvis is based on XML, JSON, http/s and REST.</text:p>
            </text:list-item>
          </text:list>
        </text:list-item>
        <text:list-item>
          <text:p text:style-name="P71">Reasonably Efficient:</text:p>
          <text:list>
            <text:list-item>
              <text:p text:style-name="P73">Jarvis is “plenty fast enough”. <text:s/></text:p>
            </text:list-item>
            <text:list-item>
              <text:p text:style-name="P73">Jarvis is written in a scripted language as many back end services are.</text:p>
            </text:list-item>
            <text:list-item>
              <text:p text:style-name="P73">Jarvis doesn't cache database connections. <text:s/>This may be a future enhancement.</text:p>
            </text:list-item>
          </text:list>
        </text:list-item>
      </text:list>
      <text:p text:style-name="P2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64"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3">Path</text:p>
          </table:table-cell>
          <table:table-cell table:style-name="Table1.B1" office:value-type="string">
            <text:p text:style-name="P13">Notes</text:p>
          </table:table-cell>
        </table:table-row>
        <table:table-row>
          <table:table-cell table:style-name="Table1.A2" office:value-type="string">
            <text:p text:style-name="Table_20_Contents">Debian:</text:p>
            <text:p text:style-name="P13">/usr/share/jarvis/cgi-bin</text:p>
            <text:p text:style-name="Table_20_Contents"/>
            <text:p text:style-name="Table_20_Contents">Other:</text:p>
            <text:p text:style-name="P13">/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3">/usr/share/jarvis/demo</text:p>
            <text:p text:style-name="Table_20_Contents"/>
            <text:p text:style-name="Table_20_Contents">Other:</text:p>
            <text:p text:style-name="P13">/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3">/usr/share/doc/jarvis</text:p>
            <text:p text:style-name="P13"/>
            <text:p text:style-name="P20">Other:</text:p>
            <text:p text:style-name="P13">/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3">/usr/share/jarvis/etc</text:p>
            <text:p text:style-name="P20"/>
            <text:p text:style-name="P20">Other:</text:p>
            <text:p text:style-name="P13">/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3">/usr/share/jarvis/htdocs</text:p>
            <text:p text:style-name="P20"/>
            <text:p text:style-name="P20">Other:</text:p>
            <text:p text:style-name="P13">/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3">/usr/share/jarvis/lib</text:p>
            <text:p text:style-name="Table_20_Contents"/>
            <text:p text:style-name="P20">Other:</text:p>
            <text:p text:style-name="P13">/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3">/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text:soft-page-break/>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6">If performance is not a significant factor, you can simply run Jarvis as a CGI script without using mod_perl. <text:s/>Add the following lines to your server configuration.</text:p>
      <text:p text:style-name="P36">Note: When installing the Debian package, this setup is done automatically.</text:p>
      <text:p text:style-name="P38">For Debian:</text:p>
      <text:p text:style-name="P6">ScriptAlias /jarvis-agent "/usr/share/jarvis/cgi-bin/agent.pl"</text:p>
      <text:p text:style-name="P50">Alias /jarvis/ "/usr/share/jarvis/htdocs/"</text:p>
      <text:p text:style-name="P36"/>
      <text:p text:style-name="P38">For Other Systems:</text:p>
      <text:p text:style-name="P6">ScriptAlias /jarvis-agent "/opt/jarvis/cgi-bin/agent.pl"</text:p>
      <text:p text:style-name="P50">Alias /jarvis/ "/opt/jarvis/htdocs/"</text:p>
      <text:p text:style-name="P36"/>
      <text:p text:style-name="P36">These lines are contained in the supplied "apache/jarvis.conf" file. <text:s/>Under Linux you can generally copy or soft-link this file into the /etc/apache2/conf.d directory.</text:p>
      <text:h text:style-name="Heading_20_2" text:outline-level="2">Apache2 Configuration – With mod_perl</text:h>
      <text:p text:style-name="P36">Jarvis supports the Apache mod_perl mechanism. <text:s/>Without mod_perl, the webserver must compile and execute the Perl code for each request. <text:s/>Equally, without mod_perl, a new database connection must be made for each request.</text:p>
      <text:p text:style-name="P3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1">Once mod_perl is configured and available, add the following lines to your server configuration.</text:p>
      <text:p text:style-name="P61"><text:soft-page-break/>Note: When installing the Debian package, this setup is done automatically.</text:p>
      <text:p text:style-name="P62">For Debian:</text:p>
      <text:p text:style-name="P6">PerlRequire /etc/jarvis/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usr/share/jarvis/htdocs/"</text:p>
      <text:p text:style-name="Text_20_body"/>
      <text:p text:style-name="P37">For Other Systems:</text:p>
      <text:p text:style-name="P6">PerlRequire /opt/jarvis/etc/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opt/jarvis/htdocs/"</text:p>
      <text:p text:style-name="Text_20_body"/>
      <text:p text:style-name="P36">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1420101953" text:style-name="L3">
        <text:list-item>
          <text:p text:style-name="P72">Modify the Apache configuration (as described above).</text:p>
        </text:list-item>
        <text:list-item>
          <text:p text:style-name="P72">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xt:soft-page-break/>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64"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335678736" text:style-name="L4">
        <text:list-item>
          <text:p text:style-name="P79">The database connection.</text:p>
        </text:list-item>
        <text:list-item>
          <text:p text:style-name="P79">The username/group list.</text:p>
        </text:list-item>
        <text:list-item>
          <text:p text:style-name="P79">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sample" access="*" </text:p>
      <text:p text:style-name="Code"><text:s text:c="12"/>command="/path/to/program" </text:p>
      <text:p text:style-name="Code"><text:s text:c="12"/>add_headers="yes" filename_parameter="filename"/&gt;</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1">Table <text:sequence text:ref-name="refTable0" text:name="Table" text:formula="ooow:Table+1" style:num-format="1">1</text:sequence>: &lt;jarvis&gt;&lt;app&gt; Attributes</text:p>
      <text:h text:style-name="Heading_20_2" text:outline-level="2"><text:soft-page-break/>Configuration Parameter Details</text:h>
      <text:h text:style-name="Heading_20_3" text:outline-level="3">Configuration: format</text:h>
      <text:p text:style-name="P7">This determines the default returned format. <text:s/>Specify “json”, “xml” or “csv”. </text:p>
      <text:list xml:id="list958154065" text:style-name="L5">
        <text:list-item>
          <text:p text:style-name="P80">This may be over-ridden a per-request basis with the CGI parameter “format”.</text:p>
        </text:list-item>
        <text:list-item>
          <text:p text:style-name="P80">This does not affect the content format for submitting changes. <text:s/>That is specified using the content-type header.</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549432932" text:style-name="L6">
        <text:list-item>
          <text:p text:style-name="P81">All client-submitted request body.</text:p>
        </text:list-item>
        <text:list-item>
          <text:p text:style-name="P81">All returned XML/JSON/CSV content.</text:p>
        </text:list-item>
        <text:list-item>
          <text:p text:style-name="P81">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1">Table <text:sequence text:ref-name="refTable1" text:name="Table" text:formula="ooow:Table+1" style:num-format="1">2</text:sequence>: Log Format Placeholders</text:p>
      <text:h text:style-name="Heading_20_3" text:outline-level="3"><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162391689" text:style-name="L7">
        <text:list-item>
          <text:p text:style-name="P82">Extract ALL records from the database query.</text:p>
        </text:list-item>
        <text:list-item>
          <text:p text:style-name="P82">Slice out and return only those rows specified by the page parameters. <text:s/>E.g start = 50, limit = 25 means return rows with zero-based indexes 50-74.</text:p>
        </text:list-item>
        <text:list-item>
          <text:p text:style-name="P82">Return “fetched” as the total number of all rows read from the database query.</text:p>
        </text:list-item>
        <text:list-item>
          <text:p text:style-name="P82">Return “returned” as the number of data rows from the sliced page.</text:p>
        </text:list-item>
        <text:list-item>
          <text:p text:style-name="P82">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782232621" text:continue-numbering="true" text:style-name="L7">
        <text:list-item>
          <text:p text:style-name="P82">Extract ALL records from the database query in the default query sort order.</text:p>
        </text:list-item>
        <text:list-item>
          <text:p text:style-name="P82">Use Perl “cmp” alphabetical sorting either ascending or descending.</text:p>
        </text:list-item>
        <text:list-item>
          <text:p text:style-name="P82">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017636721" text:style-name="L8">
        <text:list-item>
          <text:p text:style-name="P83">All dataset definitions must be contained within XML files contained in or below the single directory path specified by the “dataset_dir” parameter.</text:p>
        </text:list-item>
        <text:list-item>
          <text:p text:style-name="P83">All dataset files must have the suffix “.xml”.</text:p>
        </text:list-item>
        <text:list-item>
          <text:p text:style-name="P83">The “.xml” suffix must not be included in the dataset name as provided by the client, it will always be added by Jarvis.</text:p>
        </text:list-item>
        <text:list-item>
          <text:p text:style-name="P83">The dataset name specified by the client must consist only of characters from the following list: “a-z”, “A-Z”, “0-9”, “_” (underscore), “-” (hyphen) and “.” (dot).</text:p>
        </text:list-item>
        <text:list-item>
          <text:p text:style-name="P83">A “.” (dot) character in the dataset name is interpreted as a directory separator by Jarvis. <text:s/>On Unix-based systems this is a forward-slash. <text:s/>On Windows-based systems, Perl will translate the forward slash into a backslash.</text:p>
        </text:list-item>
        <text:list-item>
          <text:p text:style-name="P83">A dataset name specified by the client may not start or end with a dot.</text:p>
        </text:list-item>
      </text:list>
      <text:p text:style-name="P7">Consider the following examples for &lt;dataset_dir&gt;/path/t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path/t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path/t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path/to/dataset/myset/xml.xml</text:p>
          </table:table-cell>
        </table:table-row>
      </table:table>
      <text:p text:style-name="P21">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ext:soft-page-break/>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1">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866546526" text:style-name="L9">
        <text:list-item>
          <text:p text:style-name="P84">dbi:Pg:&lt;database-handle&gt; (Postgres)</text:p>
        </text:list-item>
        <text:list-item>
          <text:p text:style-name="P84">dbi:Sybase:server=&lt;ip-address-or-name&gt; (SQL Server)</text:p>
        </text:list-item>
      </text:list>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815810273" text:style-name="L10">
              <text:list-item>
                <text:p text:style-name="P65">cookie <text:s text:c="2"/>- Look in the cookie (as per the 'cookie' attribute).</text:p>
              </text:list-item>
              <text:list-item>
                <text:p text:style-name="P65">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1">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1">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9">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1">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62941500" text:style-name="L11">
        <text:list-item>
          <text:p text:style-name="P85">Cookie-only based authentication. <text:s/>The default approach to session management is for Jarvis to store session ID's in a HTTP cookie. This cookie is returned to the client with every successful request to Jarvis. This approach:</text:p>
          <text:list>
            <text:list-item>
              <text:p text:style-name="P85">Requires no specific support by client applications. Web browsers will transfer the cookie automatically with every request.</text:p>
            </text:list-item>
            <text:list-item>
              <text:p text:style-name="P85">Allows web-browser applications to have the same session across all open windows. E.g. this allows users to open many browser tabs/windows into the application, and all of these will use the same session ID. </text:p>
            </text:list-item>
            <text:list-item>
              <text:p text:style-name="P85">Allows users to, within the session timeout, re-access web based systems without retyping their username/password.</text:p>
            </text:list-item>
          </text:list>
        </text:list-item>
        <text:list-item>
          <text:p text:style-name="P85">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5">Without explicit support in the application to manage and support it, each new window or tab opened for a web-based application will require the user to log back into the application. In many situations this is highly undesirable.</text:p>
            </text:list-item>
            <text:list-item>
              <text:p text:style-name="P85">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5">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5">Jarvis will look for the URL parameter holding the SID, but if not found, look for the cookie.</text:p>
            </text:list-item>
            <text:list-item>
              <text:p text:style-name="P85">The client system can by default use cookie based SIDs, and then, when necessary (e.g. when the user wants a secondary login to the application), switch to using URL based SIDs.</text:p>
            </text:list-item>
            <text:list-item>
              <text:p text:style-name="P85">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text:soft-page-break/>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386416357" text:style-name="L12">
        <text:list-item>
          <text:p text:style-name="P86"><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6"><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6"><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64"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963330481" text:style-name="L13">
        <text:list-item>
          <text:p text:style-name="P109">ActiveDirectory.pm</text:p>
        </text:list-item>
        <text:list-item>
          <text:p text:style-name="P113">BasicAuth.pm</text:p>
        </text:list-item>
        <text:list-item>
          <text:p text:style-name="P113">Database.pm</text:p>
        </text:list-item>
        <text:list-item>
          <text:p text:style-name="P113">Adempiere.pm</text:p>
        </text:list-item>
        <text:list-item>
          <text:p text:style-name="P113">Drupal6.pm</text:p>
        </text:list-item>
        <text:list-item>
          <text:p text:style-name="P113">None.pm</text:p>
        </text:list-item>
        <text:list-item>
          <text:p text:style-name="P87">Single.pm</text:p>
        </text:list-item>
      </text:list>
      <text:p text:style-name="Text_20_body">You may copy/modify these to create custom login modules.</text:p>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
      <text:p text:style-name="P21">Table <text:sequence text:ref-name="refTable7" text:name="Table" text:formula="ooow:Table+1" style:num-format="1">8</text:sequence>: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1">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text:soft-page-break/>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user_table</text:p>
          </table:table-cell>
          <table:table-cell table:style-name="Table10.A2" office:value-type="string">
            <text:p text:style-name="P15">&lt;none&gt;</text:p>
          </table:table-cell>
          <table:table-cell table:style-name="Table10.C2" office:value-type="string">
            <text:p text:style-name="P15">Name of the database table containing username and password columns. <text:s/>Mandatory.</text:p>
          </table:table-cell>
        </table:table-row>
        <table:table-row table:style-name="Table10.1">
          <table:table-cell table:style-name="Table10.A2" office:value-type="string">
            <text:p text:style-name="P15">user_id_column</text:p>
          </table:table-cell>
          <table:table-cell table:style-name="Table10.A2" office:value-type="string">
            <text:p text:style-name="P15">&lt;none&gt;</text:p>
          </table:table-cell>
          <table:table-cell table:style-name="Table10.C2" office:value-type="string">
            <text:p text:style-name="P15">Name of username ID column. <text:s/>Optional.</text:p>
          </table:table-cell>
        </table:table-row>
        <table:table-row table:style-name="Table10.1">
          <table:table-cell table:style-name="Table10.A2" office:value-type="string">
            <text:p text:style-name="P15">user_username_column</text:p>
          </table:table-cell>
          <table:table-cell table:style-name="Table10.A2" office:value-type="string">
            <text:p text:style-name="P15">&lt;none&gt;</text:p>
          </table:table-cell>
          <table:table-cell table:style-name="Table10.C2" office:value-type="string">
            <text:p text:style-name="P15">Name of the username column. <text:s/>Mandatory.</text:p>
          </table:table-cell>
        </table:table-row>
        <table:table-row table:style-name="Table10.1">
          <table:table-cell table:style-name="Table10.A2" office:value-type="string">
            <text:p text:style-name="P15">user_password_column</text:p>
          </table:table-cell>
          <table:table-cell table:style-name="Table10.A2" office:value-type="string">
            <text:p text:style-name="P15">&lt;none&gt;</text:p>
          </table:table-cell>
          <table:table-cell table:style-name="Table10.C2" office:value-type="string">
            <text:p text:style-name="P15">Name of the password column. <text:s/>Mandatory.</text:p>
          </table:table-cell>
        </table:table-row>
        <table:table-row table:style-name="Table10.1">
          <table:table-cell table:style-name="Table10.A2" office:value-type="string">
            <text:p text:style-name="P15">group_table</text:p>
          </table:table-cell>
          <table:table-cell table:style-name="Table10.A2" office:value-type="string">
            <text:p text:style-name="P15">&lt;none&gt;</text:p>
          </table:table-cell>
          <table:table-cell table:style-name="Table10.C2" office:value-type="string">
            <text:p text:style-name="P15">Optional group table containing username/group pairs.</text:p>
          </table:table-cell>
        </table:table-row>
        <table:table-row table:style-name="Table10.1">
          <table:table-cell table:style-name="Table10.A2" office:value-type="string">
            <text:p text:style-name="P15">group_username_column</text:p>
          </table:table-cell>
          <table:table-cell table:style-name="Table10.A2" office:value-type="string">
            <text:p text:style-name="P15">&lt;none&gt;</text:p>
          </table:table-cell>
          <table:table-cell table:style-name="Table10.C2" office:value-type="string">
            <text:p text:style-name="P15">Name of the username column in the group table.</text:p>
          </table:table-cell>
        </table:table-row>
        <table:table-row table:style-name="Table10.1">
          <table:table-cell table:style-name="Table10.A2" office:value-type="string">
            <text:p text:style-name="P15">group_group_column</text:p>
          </table:table-cell>
          <table:table-cell table:style-name="Table10.A2" office:value-type="string">
            <text:p text:style-name="P15">&lt;none&gt;</text:p>
          </table:table-cell>
          <table:table-cell table:style-name="Table10.C2" office:value-type="string">
            <text:p text:style-name="P15">Name of the group name column in the group table.</text:p>
          </table:table-cell>
        </table:table-row>
        <table:table-row table:style-name="Table10.1">
          <table:table-cell table:style-name="Table10.A2" office:value-type="string">
            <text:p text:style-name="P15">encryption</text:p>
          </table:table-cell>
          <table:table-cell table:style-name="Table10.A2" office:value-type="string">
            <text:p text:style-name="P15">none</text:p>
          </table:table-cell>
          <table:table-cell table:style-name="Table10.C2" office:value-type="string">
            <text:p text:style-name="P15">Specifies the encyption method for the password. This can be one of:</text:p>
            <text:list xml:id="list1653216866" text:style-name="L14">
              <text:list-item>
                <text:p text:style-name="P66">none – no encryption.</text:p>
              </text:list-item>
              <text:list-item>
                <text:p text:style-name="P66">md5 <text:s/>- the md5 hash algorithm is used, with optional salt.</text:p>
              </text:list-item>
              <text:list-item>
                <text:p text:style-name="P66">eksblowfish – the Eksblowfish encryption algorithm is used. Salt is hard coded to 16.</text:p>
              </text:list-item>
            </text:list>
            <text:p text:style-name="P15"/>
            <text:p text:style-name="P13"><text:span text:style-name="T8">Note: </text:span><text:span text:style-name="T3">it is strongly suggested that eksblowfish is used, for reasons outlined here:</text:span></text:p>
            <text:p text:style-name="P19"/>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ext:soft-page-break/>
        <table:table-row table:style-name="Table10.1">
          <table:table-cell table:style-name="Table10.A2" office:value-type="string">
            <text:p text:style-name="P15">salt_prefix_len</text:p>
          </table:table-cell>
          <table:table-cell table:style-name="Table10.A2" office:value-type="string">
            <text:p text:style-name="P15">0</text:p>
          </table:table-cell>
          <table:table-cell table:style-name="Table10.C2"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1">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8">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29844133" text:style-name="L15">
        <text:list-item>
          <text:p text:style-name="P110">ad_user</text:p>
        </text:list-item>
        <text:list-item>
          <text:p text:style-name="P114">ad_user_roles</text:p>
        </text:list-item>
        <text:list-item>
          <text:p text:style-name="P114">ad_role</text:p>
        </text:list-item>
        <text:list-item>
          <text:p text:style-name="P88">ad_window_access</text:p>
        </text:list-item>
        <text:list-item>
          <text:p text:style-name="P88">ad_process</text:p>
        </text:list-item>
        <text:list-item>
          <text:p text:style-name="P88">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ext:soft-page-break/>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client_name</text:p>
          </table:table-cell>
          <table:table-cell table:style-name="Table27.A2" office:value-type="string">
            <text:p text:style-name="P15">&lt;none&gt;</text:p>
          </table:table-cell>
          <table:table-cell table:style-name="Table27.C2" office:value-type="string">
            <text:p text:style-name="P15">Name of the single Adempiere client (table ad_client) for whom we allow login via this method. <text:s/>Mandatory.</text:p>
          </table:table-cell>
        </table:table-row>
        <table:table-row table:style-name="Table27.1">
          <table:table-cell table:style-name="Table27.A2" office:value-type="string">
            <text:p text:style-name="P15">org_name</text:p>
          </table:table-cell>
          <table:table-cell table:style-name="Table27.A2" office:value-type="string">
            <text:p text:style-name="P15">&lt;none&gt;</text:p>
          </table:table-cell>
          <table:table-cell table:style-name="Table27.C2" office:value-type="string">
            <text:p text:style-name="P15">Name of the single Adempiere organization (table ad_org) for whom we allow login via this method. <text:s/>Mandatory.</text:p>
          </table:table-cell>
        </table:table-row>
        <table:table-row table:style-name="Table27.1">
          <table:table-cell table:style-name="Table27.A2" office:value-type="string">
            <text:p text:style-name="P15">reverse_dns</text:p>
          </table:table-cell>
          <table:table-cell table:style-name="Table27.A2" office:value-type="string">
            <text:p text:style-name="P15">No</text:p>
          </table:table-cell>
          <table:table-cell table:style-name="Table27.C2"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2" office:value-type="string">
            <text:p text:style-name="P15">relevant_groups</text:p>
          </table:table-cell>
          <table:table-cell table:style-name="Table27.A2" office:value-type="string">
            <text:p text:style-name="P15"/>
          </table:table-cell>
          <table:table-cell table:style-name="Table27.C2"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1">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973320867" text:style-name="L16">
        <text:list-item>
          <text:p text:style-name="P115"><text:span text:style-name="T7">role-&lt;role_name&gt; <text:s text:c="6"/><text:tab/></text:span>For each active user role.</text:p>
        </text:list-item>
        <text:list-item>
          <text:p text:style-name="P115"><text:span text:style-name="T7">read-&lt;window_name&gt; <text:s text:c="5"/><text:tab/></text:span>For each active window access (read access)</text:p>
        </text:list-item>
        <text:list-item>
          <text:p text:style-name="P89"><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202346064" text:style-name="L17">
        <text:list-item>
          <text:p text:style-name="P90">Check to see if an existing, valid Drupal session cookie is defined.</text:p>
        </text:list-item>
        <text:list-item>
          <text:p text:style-name="P90">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ext:soft-page-break/>The following Drupal tables are accessed:</text:p>
      <text:list xml:id="list1217901637" text:continue-list="list229844133" text:style-name="L15">
        <text:list-item>
          <text:p text:style-name="P124">users</text:p>
        </text:list-item>
        <text:list-item>
          <text:p text:style-name="P88">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login_type</text:p>
          </table:table-cell>
          <table:table-cell table:style-name="Table29.A2" office:value-type="string">
            <text:p text:style-name="P15">drupal</text:p>
          </table:table-cell>
          <table:table-cell table:style-name="Table29.C2"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2" office:value-type="string">
            <text:p text:style-name="P15">admin_only</text:p>
          </table:table-cell>
          <table:table-cell table:style-name="Table29.A2" office:value-type="string">
            <text:p text:style-name="P15">no</text:p>
          </table:table-cell>
          <table:table-cell table:style-name="Table29.C2" office:value-type="string">
            <text:p text:style-name="P15">Is the user required to be the primary administrator (uid = 1).</text:p>
          </table:table-cell>
        </table:table-row>
      </table:table>
      <text:p text:style-name="P21">Table <text:sequence text:ref-name="refTable11" text:name="Table" text:formula="ooow:Table+1" style:num-format="1">12</text:sequence>: Drupal6 Login Module Parameters</text:p>
      <text:p text:style-name="Text_20_body">The determined group list is:</text:p>
      <text:list xml:id="list1148560735" text:style-name="L18">
        <text:list-item>
          <text:p text:style-name="P116"><text:span text:style-name="T7">admin,user<text:tab/><text:tab/> <text:s text:c="6"/><text:tab/></text:span><text:span text:style-name="T4">For the user with uid = 1.</text:span></text:p>
        </text:list-item>
        <text:list-item>
          <text:p text:style-name="P91"><text:span text:style-name="T7">user<text:tab/><text:tab/><text:tab/> <text:s text:c="4"/><text:tab/></text:span><text:span text:style-name="T4">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text:soft-page-break/>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1">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515851058" text:style-name="L19">
        <text:list-item>
          <text:p text:style-name="P92">Remote (client) IP address match, and/or</text:p>
        </text:list-item>
        <text:list-item>
          <text:p text:style-name="P92">Client must supply username and password, and/or</text:p>
        </text:list-item>
        <text:list-item>
          <text:p text:style-name="P92">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ext:soft-page-break/>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1">Table <text:sequence text:ref-name="refTable13" text:name="Table" text:formula="ooow:Table+1" style:num-format="1">14</text:sequence>: Single Login Module Parameters</text:p>
      <text:p text:style-name="Text_20_body">Note that at least one of “remote_ip” or “password” must be configured.</text:p>
      <text:h text:style-name="P64" text:outline-level="1">Special Datasets &amp; Jarvis Login</text:h>
      <text:h text:style-name="Heading_20_2" text:outline-level="2">Jarvis URLs</text:h>
      <text:p text:style-name="Text_20_body">Now let's consider how to access Jarvis. <text:s/>The following examples assume that:</text:p>
      <text:list xml:id="list1857963719" text:style-name="L20">
        <text:list-item>
          <text:p text:style-name="P117">Jarvis has been installed/configured as above, and is available via the web-server.</text:p>
        </text:list-item>
        <text:list-item>
          <text:p text:style-name="P117">The demo.xml file has been soft linked or copied into the Jarvis "etc" directory.</text:p>
        </text:list-item>
        <text:list-item>
          <text:p text:style-name="P117">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761807707" text:style-name="L21">
        <text:list-item>
          <text:p text:style-name="P93">“username”</text:p>
        </text:list-item>
        <text:list-item>
          <text:p text:style-name="P93">“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2134414922" text:style-name="L22">
        <text:list-item>
          <text:p text:style-name="P94">Internal configuration problem – bad server-side XML configuration (main or dataset).</text:p>
        </text:list-item>
        <text:list-item>
          <text:p text:style-name="P94">Database connection problem.</text:p>
        </text:list-item>
        <text:list-item>
          <text:p text:style-name="P94">Request body is malformed JSON or XML.</text:p>
        </text:list-item>
        <text:list-item>
          <text:p text:style-name="P94">Missing mandatory parameter in request.</text:p>
        </text:list-item>
        <text:list-item>
          <text:p text:style-name="P94">Any other fatal problem.</text:p>
        </text:list-item>
        <text:list-item>
          <text:p text:style-name="P94">Configured SQL statement in dataset definition is not valid.</text:p>
        </text:list-item>
      </text:list>
      <text:p text:style-name="Heading_20_4">Soft Errors</text:p>
      <text:p text:style-name="P24">Soft errors are errors related to the actual user-supplied data values being rejected by the database. <text:s/>Examples: </text:p>
      <text:list xml:id="list884579740" text:style-name="L23">
        <text:list-item>
          <text:p text:style-name="P74">Cannot insert data due to primary key, foreign key, unique constraints.</text:p>
        </text:list-item>
        <text:list-item>
          <text:p text:style-name="P74">No data found. <text:s/></text:p>
        </text:list-item>
        <text:list-item>
          <text:p text:style-name="P74">Data parameter is invalid type/value for column. <text:s/></text:p>
        </text:list-item>
      </text:list>
      <text:p text:style-name="P24">In all these cases, the returned content will be JSON or XML or CSV in a “200 Successful” response.</text:p>
      <text:p text:style-name="Text_20_body"/>
      <text:h text:style-name="P64" text:outline-level="1">Fetching Datasets</text:h>
      <text:h text:style-name="Heading_20_2" text:outline-level="2">Data Fetch Response Format</text:h>
      <text:p text:style-name="Text_20_body">Now let's consider a real dataset examples, defined as a set of SQL statements in the datasets configuration XML file. <text:s/>These examples are based on the Demo application provided with Jarvis. <text:s/>This uses the JSON encoding for request/response.</text:p>
      <text:p text:style-name="Text_20_body">Consider the following Jarvis request.</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42"><text:soft-page-break/>The returned content in XML is:</text:p>
      <text:p text:style-name="P5">&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p text:style-name="Text_20_body"/>
      <text:p text:style-name="P7">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data</text:p>
          </table:table-cell>
          <table:table-cell table:style-name="Table12.B2" office:value-type="string">
            <text:p text:style-name="P15">An array of objects returned from the SELECT statement. <text:s/></text:p>
          </table:table-cell>
        </table:table-row>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1">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oft-page-break/><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3">Attribute</text:p>
          </table:table-cell>
          <table:table-cell table:style-name="Table13.B1" office:value-type="string">
            <text:p text:style-name="P13">Notes</text:p>
          </table:table-cell>
        </table:table-row>
        <table:table-row table:style-name="Table13.1">
          <table:table-cell table:style-name="Table13.A2" office:value-type="string">
            <text:p text:style-name="P15">read</text:p>
          </table:table-cell>
          <table:table-cell table:style-name="Table13.B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B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B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B2" office:value-type="string">
            <text:p text:style-name="P44">Enables dump on a per-dataset basis.</text:p>
          </table:table-cell>
        </table:table-row>
      </table:table>
      <text:p text:style-name="P21">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1">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ext:soft-page-break/>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1">Table <text:sequence text:ref-name="refTable17" text:name="Table" text:formula="ooow:Table+1" style:num-format="1">18</text:sequence>: Access Control Specifiers</text:p>
      <text:p text:style-name="P56">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680342112" text:style-name="L24">
        <text:list-item>
          <text:p text:style-name="P95">CGI GET parameters in the URL suffix “/&lt;app&gt;/&lt;ds&gt;?param=value&amp;param2=another”.</text:p>
        </text:list-item>
        <text:list-item>
          <text:p text:style-name="P95">XML or JSON parameters in the “application/json” or “application/xml” request body.</text:p>
        </text:list-item>
        <text:list-item>
          <text:p text:style-name="P95">RESTful parameters in the URL suffix “/&lt;app&gt;/&lt;ds&gt;/p1/p2”.</text:p>
        </text:list-item>
        <text:list-item>
          <text:p text:style-name="P95">Jarvis-Supplied default user parameters (from “default_parameters” configuration).</text:p>
        </text:list-item>
      </text:list>
      <text:p text:style-name="Text_20_body">Secure Parameters:</text:p>
      <text:list xml:id="list1736871553" text:continue-numbering="true" text:style-name="L24">
        <text:list-item>
          <text:p text:style-name="P95">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text:soft-page-break/>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82784066" text:style-name="L25">
        <text:list-item>
          <text:p text:style-name="P111">my(param)</text:p>
        </text:list-item>
        <text:list-item>
          <text:p text:style-name="P118">__my_param</text:p>
        </text:list-item>
        <text:list-item>
          <text:p text:style-name="P118">_1param</text:p>
        </text:list-item>
        <text:list-item>
          <text:p text:style-name="P9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text:soft-page-break/>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1">Table <text:sequence text:ref-name="refTable18" text:name="Table" text:formula="ooow:Table+1" style:num-format="1">19</text:sequence>: Jarvis Secure Variables</text:p>
      <text:p text:style-name="P22">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471555032" text:style-name="L26">
        <text:list-item>
          <text:p text:style-name="P97">Any RESTful parameters by position number, e.g. [[1]]</text:p>
        </text:list-item>
        <text:list-item>
          <text:p text:style-name="P97">Any query parameters given by the user for a fetch request, e.g. [[myfetcharg]]</text:p>
        </text:list-item>
        <text:list-item>
          <text:p text:style-name="P97">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644476118" text:style-name="L27">
        <text:list-item>
          <text:p text:style-name="P98">By default, if the parameter value is an integer or floating point, it is unquoted. <text:s/>Exponential numbers will be recognized as numbers.</text:p>
        </text:list-item>
        <text:list-item>
          <text:p text:style-name="P98">Otherwise the parameter is quoted using the DBI database handle $dbh-&gt;quote(...) method <text:soft-page-break/>appropriate for this database. <text:s/>According to the DBI documentation, this is safe from SQL injection.</text:p>
        </text:list-item>
        <text:list-item>
          <text:p text:style-name="P98">If the ":noquote" flag is given, e.g. [[sortorder:noquote]] then the value is not quoted. Instead, all characters except those in the set [0-9a-zA-Z ,_-] are removed.</text:p>
        </text:list-item>
        <text:list-item>
          <text:p text:style-name="P98">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P64"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1">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1">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653792801" text:style-name="L28">
        <text:list-item>
          <text:p text:style-name="P119">Begin transaction.</text:p>
        </text:list-item>
        <text:list-item>
          <text:p text:style-name="P119">Perform “before” SQL (if configured for this dataset).</text:p>
        </text:list-item>
        <text:list-item>
          <text:p text:style-name="P119">Perform the one single or one-or-more array modifications in the request body.</text:p>
        </text:list-item>
        <text:list-item>
          <text:p text:style-name="P119">Perform “after” SQL (if configured for this dataset).</text:p>
        </text:list-item>
        <text:list-item>
          <text:p text:style-name="P99">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1316463236" text:style-name="L29">
        <text:list-item>
          <text:p text:style-name="P100">For “fetch” statements in a dataset (i.e. the &lt;select&gt; attributes), no explicit transaction is performed.</text:p>
        </text:list-item>
        <text:list-item>
          <text:p text:style-name="P100">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231671874" text:style-name="L30">
        <text:list-item>
          <text:p text:style-name="P112">Even though the first modification succeeded, it was rolled back.</text:p>
        </text:list-item>
        <text:list-item>
          <text:p text:style-name="P120">The first failing error message is shown.</text:p>
        </text:list-item>
        <text:list-item>
          <text:p text:style-name="P101">The “row” elements and “modified” keys are not present. <text:s/></text:p>
        </text:list-item>
      </text:list>
      <text:h text:style-name="Heading_20_1" text:outline-level="1">Dataset Transformations</text:h>
      <text:h text:style-name="Heading_20_2" text:outline-level="2">Introduction</text:h>
      <text:p text:style-name="Text_20_body">Refer back to the original “boat_class.xml” example given earlier in this document.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
      <text:p text:style-name="P21">Table <text:sequence text:ref-name="refTable21" text:name="Table" text:formula="ooow:Table+1" style:num-format="1">22</text:sequence>: Transformation keywords for “store” and “fetch”</text:p>
      <text:h text:style-name="P64"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text:p>
      <text:list xml:id="list457819580" text:style-name="L31">
        <text:list-item>
          <text:p text:style-name="P102">This functionality is available for “fetch” requests on standard SQL datasets only. <text:s/>It does not apply to Exec or Plugin datasets.</text:p>
        </text:list-item>
        <text:list-item>
          <text:p text:style-name="P102">This functionality is available only for JSON and XML format requests. <text:s/>It is not available for CSV format requests.</text:p>
        </text:list-item>
        <text:list-item>
          <text:p text:style-name="P102">You may use a “result_fetch” hook to enhance/modify the returned content of these requests.</text:p>
        </text:list-item>
        <text:list-item>
          <text:p text:style-name="P102">Do not put spaces with the comma separators.</text:p>
        </text:list-item>
      </text:list>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1">{</text:p>
      <text:p text:style-name="P52"><text:s text:c="4"/>"dataset" : {</text:p>
      <text:p text:style-name="P52"><text:s text:c="8"/>"sport_list" : {</text:p>
      <text:p text:style-name="P52"><text:s text:c="12"/>"data" : [</text:p>
      <text:p text:style-name="P52"><text:s text:c="16"/>{</text:p>
      <text:p text:style-name="P52"><text:s text:c="20"/>"name" : "Golf",</text:p>
      <text:p text:style-name="P52"><text:s text:c="20"/>"description" : "An outdoor sport."</text:p>
      <text:p text:style-name="P52"><text:s text:c="16"/>},</text:p>
      <text:p text:style-name="P52"><text:s text:c="16"/>{</text:p>
      <text:p text:style-name="P52"><text:s text:c="20"/>"name" : "Tennis",</text:p>
      <text:p text:style-name="P52"><text:s text:c="20"/>"description" : "Another outdoor sport."</text:p>
      <text:p text:style-name="P53"><text:s text:c="16"/>},</text:p>
      <text:p text:style-name="P52"><text:s text:c="12"/>],</text:p>
      <text:p text:style-name="P52"><text:s text:c="12"/>"fetched" : "2",</text:p>
      <text:p text:style-name="P52"><text:s text:c="12"/>"returned" : "2"</text:p>
      <text:p text:style-name="P52"><text:s text:c="8"/>},</text:p>
      <text:p text:style-name="P52"><text:s text:c="8"/>"player_details" : {</text:p>
      <text:p text:style-name="P52"><text:s text:c="12"/>"data" : [</text:p>
      <text:p text:style-name="P52"><text:s text:c="16"/>{</text:p>
      <text:p text:style-name="P52"><text:s text:c="20"/>"name" : "Aaron Hoffman",</text:p>
      <text:p text:style-name="P52"><text:s text:c="20"/>"sport" : "Golf",</text:p>
      <text:p text:style-name="P52"><text:s text:c="20"/>"rank": 323</text:p>
      <text:p text:style-name="P52"><text:s text:c="16"/>},</text:p>
      <text:p text:style-name="P52"><text:s text:c="16"/>{</text:p>
      <text:p text:style-name="P52"><text:s text:c="20"/>"name" : "William Uchtman",</text:p>
      <text:p text:style-name="P52"><text:s text:c="20"/>"sport" : "Tennis",</text:p>
      <text:p text:style-name="P52"><text:s text:c="20"/>"rank": 14002</text:p>
      <text:p text:style-name="P52"><text:s text:c="16"/>}</text:p>
      <text:p text:style-name="P52"><text:s text:c="12"/>],</text:p>
      <text:p text:style-name="P52"><text:soft-page-break/><text:s text:c="12"/>"fetched" : "2",</text:p>
      <text:p text:style-name="P52"><text:s text:c="12"/>"returned" : "2"</text:p>
      <text:p text:style-name="P52"><text:s text:c="8"/>}</text:p>
      <text:p text:style-name="P51"><text:s text:c="3"/><text:span text:style-name="T5">},</text:span></text:p>
      <text:p text:style-name="P51"><text:s text:c="3"/><text:span text:style-name="T5">"logged_in" : "1",</text:span></text:p>
      <text:p text:style-name="P51"><text:s text:c="3"/><text:span text:style-name="T5">"error_string" : "",</text:span></text:p>
      <text:p text:style-name="P51"><text:s text:c="3"/><text:span text:style-name="T5">"username" : "Guest",</text:span></text:p>
      <text:p text:style-name="P51"><text:s text:c="3"/><text:span text:style-name="T5">"group_list" : "admin"</text:span></text:p>
      <text:p text:style-name="P51">}</text:p>
      <text:p text:style-name="P41"/>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1">&lt;?xml version="1.0" encoding="iso-8859-1" ?&gt;</text:p>
      <text:p text:style-name="P51">&lt;?meta name="GENERATOR" content="XML::Smart/1.6.9 Perl/5.010001 [linux]" ?&gt;</text:p>
      <text:p text:style-name="P51">&lt;response logged_in="1" username="Guest" error_string="" group_list="admin"&gt;</text:p>
      <text:p text:style-name="P51"><text:s text:c="2"/><text:span text:style-name="T5">&lt;dataset fetched="2" name="sport_list" returned="2"&gt;</text:span></text:p>
      <text:p text:style-name="P51"><text:s text:c="4"/><text:span text:style-name="T5">&lt;data&gt;</text:span></text:p>
      <text:p text:style-name="P51"><text:s text:c="6"/><text:span text:style-name="T5">&lt;row description="An outdoor sport." name="Golf"/&gt;</text:span></text:p>
      <text:p text:style-name="P51"><text:s text:c="6"/><text:span text:style-name="T5">&lt;row description="Another outdoor sport." name="Tennis"/&gt;</text:span></text:p>
      <text:p text:style-name="P51"><text:s text:c="4"/><text:span text:style-name="T5">&lt;/data&gt;</text:span></text:p>
      <text:p text:style-name="P51"><text:s text:c="2"/><text:span text:style-name="T5">&lt;/dataset&gt;</text:span></text:p>
      <text:p text:style-name="P51"><text:s text:c="2"/><text:span text:style-name="T5">&lt;dataset fetched="2" name="player_details" returned="2"&gt;</text:span></text:p>
      <text:p text:style-name="P51"><text:s text:c="4"/><text:span text:style-name="T5">&lt;data&gt;</text:span></text:p>
      <text:p text:style-name="P51"><text:s text:c="6"/><text:span text:style-name="T5">&lt;row name="Aaron Hoffman" sport="Golf" rank="323"/&gt;</text:span></text:p>
      <text:p text:style-name="P51"><text:s text:c="6"/><text:span text:style-name="T5">&lt;row name="William Uchtman" sport="Tennis" rank="14002"/&gt;</text:span></text:p>
      <text:p text:style-name="P51"><text:s text:c="4"/><text:span text:style-name="T5">&lt;/data&gt;</text:span></text:p>
      <text:p text:style-name="P51"><text:s text:c="2"/><text:span text:style-name="T5">&lt;/dataset&gt;</text:span></text:p>
      <text:p text:style-name="P53">&lt;/response&gt;</text:p>
      <text:p text:style-name="P41"/>
      <text:p text:style-name="P55"/>
      <text:h text:style-name="P64"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
      <text:p text:style-name="P21">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8">When the execution is complete, Jarvis will loop through this file and stream the contents back to the client. <text:s/>If configured, Jarvis will add headers derived from the filename parameter.</text:p>
            <text:p text:style-name="P18"/>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1">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174426825" text:style-name="L32">
        <text:list-item>
          <text:p text:style-name="P10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3">Any RESTful parameters specified in the URI. <text:s/>These are passed as “p1”, “p2”, etc.</text:p>
        </text:list-item>
        <text:list-item>
          <text:p text:style-name="P103">The parameter __dataset is given as the client-supplied dataset given to Jarvis which invoked this exec request.</text:p>
        </text:list-item>
        <text:list-item>
          <text:p text:style-name="P103">The parameter __tmpfile is given if use_tmpfile is configured for this exec.</text:p>
        </text:list-item>
        <text:list-item>
          <text:p text:style-name="P103">The Jarvis secure parameters beginning with double-underscore. <text:s/>These include __username, __group_list, etc.</text:p>
        </text:list-item>
        <text:list-item>
          <text:p text:style-name="P103">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64"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4" text:name="Table" text:formula="ooow:Table+1" style:num-format="1">25</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11">use strict;</text:p>
      <text:p text:style-name="P58">use warnings;</text:p>
      <text:p text:style-name="P58"/>
      <text:p text:style-name="P58">sub plugin::Demo::do {</text:p>
      <text:p text:style-name="P58"><text:s text:c="4"/>my ($jconfig, $restArgs, %args) = @_;</text:p>
      <text:p text:style-name="P58"/>
      <text:p text:style-name="P58"><text:s text:c="4"/>my $output = "";</text:p>
      <text:p text:style-name="P58"/>
      <text:p text:style-name="P58"><text:s text:c="4"/>&amp;Jarvis::Error::debug ($jconfig, "Running the Demo plugin.");</text:p>
      <text:p text:style-name="P58"/>
      <text:p text:style-name="P58"><text:s text:c="4"/># This demonstrates that the plugin can access Jarvis::Config info.</text:p>
      <text:p text:style-name="P58"><text:s text:c="4"/>$output .= "APP: " . $jconfig-&gt;{'app_name'} . "\n";</text:p>
      <text:p text:style-name="P58"><text:s text:c="4"/>$output .= "Username: " . $jconfig-&gt;{'username'} . "\n";</text:p>
      <text:p text:style-name="P58"><text:s text:c="4"/>$output .= "CGI myval: " . ($jconfig-&gt;{'cgi'}-&gt;param('myval') || '') . "\n";</text:p>
      <text:p text:style-name="P58"/>
      <text:p text:style-name="P58"><text:s text:c="4"/># This demonstrates XML-configured parameters to the plugin.</text:p>
      <text:p text:style-name="P58"><text:s text:c="4"/>$output .= "CAT: " . $args{'category'} . "\n";</text:p>
      <text:p text:style-name="P58"/>
      <text:p text:style-name="P58"><text:s text:c="4"/># This demonstrates accessing RESTful arguments that are </text:p>
      <text:p text:style-name="P58"><text:s text:c="4"/># from the URL after the dataset name</text:p>
      <text:p text:style-name="P58"><text:s text:c="4"/>my $counter = 0;</text:p>
      <text:p text:style-name="P58"><text:s text:c="4"/>map {</text:p>
      <text:p text:style-name="P58"><text:s text:c="8"/>$output .= "RESTful argument $counter: " . $restArgs-&gt;[0] . "\n";</text:p>
      <text:p text:style-name="P58"><text:s text:c="4"/>} @{$restArgs};</text:p>
      <text:p text:style-name="P58"/>
      <text:p text:style-name="P58"><text:s text:c="4"/>my $dbh = &amp;Jarvis::DB::Handle ($jconfig);</text:p>
      <text:p text:style-name="P58"><text:soft-page-break/><text:s text:c="4"/>$output .= "Boats: " . $dbh-&gt;do("SELECT COUNT(*) FROM boat");</text:p>
      <text:p text:style-name="P58"/>
      <text:p text:style-name="P58"><text:s text:c="4"/>return $output;</text:p>
      <text:p text:style-name="P58">}</text:p>
      <text:p text:style-name="P58"/>
      <text:p text:style-name="P59">1;</text:p>
      <text:p text:style-name="P27"/>
      <text:p text:style-name="P27">This demonstrates:</text:p>
      <text:list xml:id="list1316300280" text:style-name="L33">
        <text:list-item>
          <text:p text:style-name="P123">Using the Jarvis debug methods.</text:p>
        </text:list-item>
        <text:list-item>
          <text:p text:style-name="P123">Accessing the Jarvis Config “jconfig” object.</text:p>
        </text:list-item>
        <text:list-item>
          <text:p text:style-name="P123">Accessing the static configured plugin parameters.</text:p>
        </text:list-item>
        <text:list-item>
          <text:p text:style-name="P104">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64"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7">Special Datasets (start and finish hooks only), Regular Dataset Fetch (start and finish hooks only), Regular Dataset Insert/Update (all hooks)</text:span><text:span text:style-name="T4">. <text:s/>Hooks are never invoked for “plugin” or “exec” datasets.</text:span></text:p>
      <text:p text:style-name="P40">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840420031" text:style-name="L34">
              <text:list-item>
                <text:p text:style-name="P121">$jconfig, </text:p>
              </text:list-item>
              <text:list-item>
                <text:p text:style-name="P105">$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913710706" text:continue-numbering="true" text:style-name="L34">
              <text:list-item>
                <text:p text:style-name="P121">$jconfig, </text:p>
              </text:list-item>
              <text:list-item>
                <text:p text:style-name="P121">$hook_parameters_href</text:p>
              </text:list-item>
              <text:list-item>
                <text:p text:style-name="P105">$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264588360" text:continue-numbering="true" text:style-name="L34">
              <text:list-item>
                <text:p text:style-name="P121">$jconfig</text:p>
              </text:list-item>
              <text:list-item>
                <text:p text:style-name="P122">$hook_parameters_href</text:p>
              </text:list-item>
              <text:list-item>
                <text:p text:style-name="P122">$dsxml</text:p>
              </text:list-item>
              <text:list-item>
                <text:p text:style-name="P122">$rest_args_href</text:p>
              </text:list-item>
              <text:list-item>
                <text:p text:style-name="P75">$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2157189631" text:continue-numbering="true" text:style-name="L34">
              <text:list-item>
                <text:p text:style-name="P121">$jconfig</text:p>
              </text:list-item>
              <text:list-item>
                <text:p text:style-name="P122">$hook_parameters_href</text:p>
              </text:list-item>
              <text:list-item>
                <text:p text:style-name="P122">$dsxml</text:p>
              </text:list-item>
              <text:list-item>
                <text:p text:style-name="P75">$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2050636028" text:continue-numbering="true" text:style-name="L34">
              <text:list-item>
                <text:p text:style-name="P121">$jconfig</text:p>
              </text:list-item>
              <text:list-item>
                <text:p text:style-name="P122">$hook_parameters_href</text:p>
              </text:list-item>
              <text:list-item>
                <text:p text:style-name="P122">$dsxml</text:p>
              </text:list-item>
              <text:list-item>
                <text:p text:style-name="P122">$sql_params_href</text:p>
              </text:list-item>
              <text:list-item>
                <text:p text:style-name="P75">$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text:soft-page-break/>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1543387137" text:continue-numbering="true" text:style-name="L34">
              <text:list-item>
                <text:p text:style-name="P121">$jconfig</text:p>
              </text:list-item>
              <text:list-item>
                <text:p text:style-name="P122">$hook_parameters_href</text:p>
              </text:list-item>
              <text:list-item>
                <text:p text:style-name="P122">$dsxml</text:p>
              </text:list-item>
              <text:list-item>
                <text:p text:style-name="P122">$rest_args_href</text:p>
              </text:list-item>
              <text:list-item>
                <text:p text:style-name="P122">$fields_aref</text:p>
              </text:list-item>
              <text:list-item>
                <text:p text:style-name="P75">$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1472604058" text:style-name="L35">
              <text:list-item>
                <text:p text:style-name="P76">Add some extra root level parameters (by modifying $extra_href)</text:p>
              </text:list-item>
              <text:list-item>
                <text:p text:style-name="P76">Perform a custom encoding into text (by setting $return_text)</text:p>
              </text:list-item>
            </text:list>
            <text:p text:style-name="P24">Args are:</text:p>
            <text:list xml:id="list1812624511" text:continue-list="list1543387137" text:style-name="L34">
              <text:list-item>
                <text:p text:style-name="P121">$jconfig</text:p>
              </text:list-item>
              <text:list-item>
                <text:p text:style-name="P122">$hook_parameters_href</text:p>
              </text:list-item>
              <text:list-item>
                <text:p text:style-name="P122">$extra_href</text:p>
              </text:list-item>
              <text:list-item>
                <text:p text:style-name="P105">$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7">The hook may do one or more of the following:</text:p>
            <text:list xml:id="list1338254936" text:continue-list="list1472604058" text:style-name="L35">
              <text:list-item text:start-value="1">
                <text:p text:style-name="P68">Add some extra scalar parameters (by modifying $extra_href)</text:p>
              </text:list-item>
              <text:list-item>
                <text:p text:style-name="P76">Modify the returned content (by modifying $rows_aref)</text:p>
              </text:list-item>
            </text:list>
            <text:p text:style-name="P24">Args are:</text:p>
            <text:list xml:id="list1595354829" text:continue-list="list1812624511" text:style-name="L34">
              <text:list-item>
                <text:p text:style-name="P121">$jconfig</text:p>
              </text:list-item>
              <text:list-item>
                <text:p text:style-name="P122">$hook_parameters_href</text:p>
              </text:list-item>
              <text:list-item>
                <text:p text:style-name="P121">$dsxml</text:p>
              </text:list-item>
              <text:list-item>
                <text:p text:style-name="P122"><text:soft-page-break/>$sql_params_href</text:p>
              </text:list-item>
              <text:list-item>
                <text:p text:style-name="P121">$rows_aref</text:p>
              </text:list-item>
              <text:list-item>
                <text:p text:style-name="P75">$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832507172" text:continue-list="list1338254936" text:style-name="L35">
              <text:list-item text:start-value="1">
                <text:p text:style-name="P76">Add some extra root level parameters (by modifying $extra_href)</text:p>
              </text:list-item>
              <text:list-item>
                <text:p text:style-name="P76">Alter the the returned data structure (by modifying $return_object)</text:p>
              </text:list-item>
              <text:list-item>
                <text:p text:style-name="P76">Perform a custom encoding into text (by setting $return_text_ref)</text:p>
              </text:list-item>
            </text:list>
            <text:p text:style-name="P24">Args are:</text:p>
            <text:list xml:id="list603280381" text:continue-list="list1595354829" text:style-name="L34">
              <text:list-item>
                <text:p text:style-name="P121">$jconfig</text:p>
              </text:list-item>
              <text:list-item>
                <text:p text:style-name="P122">$hook_parameters_href</text:p>
              </text:list-item>
              <text:list-item>
                <text:p text:style-name="P122">$sql_params_href</text:p>
              </text:list-item>
              <text:list-item>
                <text:p text:style-name="P122">$return_object</text:p>
              </text:list-item>
              <text:list-item>
                <text:p text:style-name="P122">$extra_href</text:p>
              </text:list-item>
              <text:list-item>
                <text:p text:style-name="P105">$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 <text:s/>The hook may do one or more of the following:</text:p>
            <text:list xml:id="list479974091" text:continue-list="list832507172" text:style-name="L35">
              <text:list-item text:start-value="1">
                <text:p text:style-name="P76">Add some extra root level parameters (by modifying $extra_href)</text:p>
              </text:list-item>
              <text:list-item>
                <text:p text:style-name="P76">Modify the returned content (by modifying $results_aref)</text:p>
              </text:list-item>
              <text:list-item>
                <text:p text:style-name="P76">Perform a custom encoding into text (by setting $return_text)</text:p>
              </text:list-item>
            </text:list>
            <text:p text:style-name="P24">Args are:</text:p>
            <text:list xml:id="list1681434857" text:continue-list="list603280381" text:style-name="L34">
              <text:list-item>
                <text:p text:style-name="P121">$jconfig</text:p>
              </text:list-item>
              <text:list-item>
                <text:p text:style-name="P122">$hook_parameters_href</text:p>
              </text:list-item>
              <text:list-item>
                <text:p text:style-name="P122">$dsxml</text:p>
              </text:list-item>
              <text:list-item>
                <text:p text:style-name="P122">$rest_args_href</text:p>
              </text:list-item>
              <text:list-item>
                <text:p text:style-name="P122">$fields_aref</text:p>
              </text:list-item>
              <text:list-item>
                <text:p text:style-name="P122">$results_aref</text:p>
              </text:list-item>
              <text:list-item>
                <text:p text:style-name="P122">$extra_href</text:p>
              </text:list-item>
              <text:list-item>
                <text:p text:style-name="P105"><text:soft-page-break/>$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646614597" text:continue-numbering="true" text:style-name="L34">
              <text:list-item>
                <text:p text:style-name="P121">$jconfig</text:p>
              </text:list-item>
              <text:list-item>
                <text:p text:style-name="P105">$hook_parameters_href</text:p>
              </text:list-item>
            </text:list>
          </table:table-cell>
        </table:table-row>
      </table:table>
      <text:p text:style-name="P21">Table <text:sequence text:ref-name="refTable25" text:name="Table" text:formula="ooow:Table+1" style:num-format="1">26</text:sequence>: List of Hook Points</text:p>
      <text:p text:style-name="Text_20_body"/>
      <text:p text:style-name="Text_20_body">Note that:</text:p>
      <text:list xml:id="list89469194" text:style-name="L36">
        <text:list-item>
          <text:p text:style-name="P106">You may implement none, some, or all hook methods.</text:p>
        </text:list-item>
        <text:list-item>
          <text:p text:style-name="P106">All implemented hook methods must all return “1”.</text:p>
        </text:list-item>
        <text:list-item>
          <text:p text:style-name="P106">There is no way for a hook to stop processing, other than to call “die”.</text:p>
        </text:list-item>
        <text:list-item>
          <text:p text:style-name="P106">If an SQL error occurs during dataset updates, any following before_one, after_one and after_all hook calls will be skipped. <text:s/>Only the finish hook call will be invoked.</text:p>
        </text:list-item>
        <text:list-item>
          <text:p text:style-name="P106">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Attribute</text:p>
          </table:table-cell>
          <table:table-cell table:style-name="Table28.A1" office:value-type="string">
            <text:p text:style-name="P13">Default</text:p>
          </table:table-cell>
          <table:table-cell table:style-name="Table28.C1" office:value-type="string">
            <text:p text:style-name="P13">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ext:soft-page-break/>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204867812" text:style-name="L37">
        <text:list-item>
          <text:p text:style-name="P107">Dual-Core Intel @ 2.5 GHz, 4G of RAM. <text:s/>(CPU Blowfish rating 7.09).</text:p>
        </text:list-item>
        <text:list-item>
          <text:p text:style-name="P107">Kubuntu 09.10 (Karmic Koala).</text:p>
        </text:list-item>
        <text:list-item>
          <text:p text:style-name="P107">Apache 2 webserver using HTTP (not SSL).</text:p>
        </text:list-item>
        <text:list-item>
          <text:p text:style-name="P107">Apache jmeter client with five simultaneous threads.</text:p>
        </text:list-item>
        <text:list-item>
          <text:p text:style-name="P107">PostgreSQL database.</text:p>
        </text:list-item>
        <text:list-item>
          <text:p text:style-name="P107">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7">Naturally, any heavy database processing will reduce this response rate accordingly.</text:p>
      <text:h text:style-name="Heading_20_1" text:outline-level="1">Tracking Application</text:h>
      <text:h text:style-name="Heading_20_2" text:outline-level="2">Tracking Requests &amp; Errors</text:h>
      <text:p text:style-name="P24">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9"><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4"/>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3">Attribute</text:p>
            </table:table-cell>
            <table:table-cell table:style-name="Table25.A1" office:value-type="string">
              <text:p text:style-name="P13">Default</text:p>
            </table:table-cell>
            <table:table-cell table:style-name="Table25.C1" office:value-type="string">
              <text:p text:style-name="P13">Notes</text:p>
            </table:table-cell>
          </table:table-row>
        </table:table-header-rows>
        <table:table-row table:style-name="Table25.1">
          <table:table-cell table:style-name="Table25.A2" office:value-type="string">
            <text:p text:style-name="P15">logins</text:p>
          </table:table-cell>
          <table:table-cell table:style-name="Table25.A2" office:value-type="string">
            <text:p text:style-name="P15">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5">requests</text:p>
          </table:table-cell>
          <table:table-cell table:style-name="Table25.A2" office:value-type="string">
            <text:p text:style-name="P15">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5">errors</text:p>
          </table:table-cell>
          <table:table-cell table:style-name="Table25.A2" office:value-type="string">
            <text:p text:style-name="P15">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5">dbfile</text:p>
          </table:table-cell>
          <table:table-cell table:style-name="Table25.A2" office:value-type="string">
            <text:p text:style-name="P15">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3">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4">To use this in production you must:</text:p>
      <text:list xml:id="list1450010596" text:style-name="L38">
        <text:list-item>
          <text:p text:style-name="P77">Take a copy of "tracker-empty.db".</text:p>
        </text:list-item>
        <text:list-item>
          <text:p text:style-name="P77">Place this copy in a folder where it can be written by the web server.</text:p>
        </text:list-item>
        <text:list-item>
          <text:p text:style-name="P77">Update the "tracker.xml" file so that it correctly references the new location.</text:p>
        </text:list-item>
        <text:list-item>
          <text:p text:style-name="P77">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069604413" text:style-name="L39">
        <text:list-item>
          <text:p text:style-name="P108">ExtJS 2.3. Please see below for further details on this.</text:p>
        </text:list-item>
        <text:list-item>
          <text:p text:style-name="P108">SHJS. Syntax Highlighting for Javascript. Please see below for further details on this.</text:p>
        </text:list-item>
        <text:list-item>
          <text:p text:style-name="P108">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7">For Debian:</text:p>
      <text:p text:style-name="Code">Alias /jarvis-tracker/ "/usr/share/jarvis/tracker/htdocs/"</text:p>
      <text:p text:style-name="Text_20_body"/>
      <text:p text:style-name="P37">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7">For Debian:</text:p>
      <text:p text:style-name="Code">cp /usr/share/jarvis/tracker/etc/tracker.xml /etc/jarvis/</text:p>
      <text:p text:style-name="Text_20_body"/>
      <text:p text:style-name="P37">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6">st</text:span> 2008 to Jan 1<text:span text:style-name="T6">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4">Take a copy of the database to a directory writable by the Apache user. <text:s/>For example:</text:p>
      <text:p text:style-name="P49"># mkdir -p /var/lib/jarvis/demo/</text:p>
      <text:p text:style-name="P49"># cp /opt/jarvis/demo/db/demo-empty .db /var/lib/jarvis/demo/demo.db </text:p>
      <text:p text:style-name="P49">#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4">Install the demo.xml Jarvis application configuration file:</text:p>
      <text:p text:style-name="Code"># cp /opt/jarvis/demo/etc/demo.xml /opt/jarvis/etc/demo.xml</text:p>
      <text:p text:style-name="P24"/>
      <text:p text:style-name="P24">In Apache configuration create an alias to the Jarvis demo htdocs:</text:p>
      <text:p text:style-name="Code">Alias /jarvis-demo/ "/opt/jarvis/demo/htdocs/"</text:p>
      <text:p text:style-name="P24"/>
      <text:p text:style-name="P24">Change the default values configured in demo.xml to match your installation:</text:p>
      <text:list xml:id="list886429188" text:style-name="L40">
        <text:list-item>
          <text:p text:style-name="P78">Location of the demo database file. <text:s/>Default is /var/lib/jarvis/demo/demo.db.</text:p>
        </text:list-item>
        <text:list-item>
          <text:p text:style-name="P78">Location of the datasets configuration. <text:s/>Default is /usr/share/jarvis/demo/dataset.</text:p>
        </text:list-item>
        <text:list-item>
          <text:p text:style-name="P78">Location of the session files. <text:s/>Default is /var/lib/jarvis/demo/sessions.</text:p>
        </text:list-item>
        <text:list-item>
          <text:p text:style-name="P78">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anuary 2011<text:tab/>Working with Jarvis – v4.0.4<text:tab/><text:page-number text:select-page="current">69</text:page-number>/<text:page-count>6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02-03T17:39:29</dc:date>
    <meta:editing-duration>PT229H59M03S</meta:editing-duration>
    <meta:editing-cycles>734</meta:editing-cycles>
    <meta:generator>OpenOffice.org/3.2$Linux OpenOffice.org_project/320m12$Build-9483</meta:generator>
    <meta:print-date>2009-06-23T14:50:34</meta:print-date>
    <meta:document-statistic meta:table-count="32" meta:image-count="0" meta:object-count="0" meta:page-count="69" meta:paragraph-count="2079" meta:word-count="18560" meta:character-count="124445"/>
    <meta:user-defined meta:name="Info 1"/>
    <meta:user-defined meta:name="Info 2"/>
    <meta:user-defined meta:name="Info 3"/>
    <meta:user-defined meta:name="Info 4"/>
  </office:meta>
</office:document-meta>
</file>